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ab-stops>
          <style:tab-stop style:position="0.25in"/>
        </style:tab-stops>
      </style:paragraph-properties>
      <style:text-properties fo:language="fr" fo:country="FR" fo:font-weight="normal" officeooo:rsid="00147402" officeooo:paragraph-rsid="00147402" style:font-size-asian="10.5pt" style:font-weight-asian="normal" style:font-weight-complex="normal"/>
    </style:style>
    <style:style style:name="P2" style:family="paragraph" style:parent-style-name="Standard">
      <style:paragraph-properties fo:text-align="justify" style:justify-single-word="false"/>
      <style:text-properties fo:language="fr" fo:country="FR" fo:font-weight="normal" officeooo:rsid="001067f0" officeooo:paragraph-rsid="001067f0" style:font-weight-asian="normal" style:font-weight-complex="normal"/>
    </style:style>
    <style:style style:name="P3" style:family="paragraph" style:parent-style-name="Standard">
      <style:paragraph-properties fo:text-align="justify" style:justify-single-word="false"/>
      <style:text-properties fo:language="fr" fo:country="FR" fo:font-weight="bold" officeooo:rsid="001067f0" officeooo:paragraph-rsid="001067f0" style:font-weight-asian="bold" style:font-weight-complex="bold"/>
    </style:style>
    <style:style style:name="P4" style:family="paragraph" style:parent-style-name="Standard">
      <style:paragraph-properties fo:text-align="center" style:justify-single-word="false"/>
      <style:text-properties fo:font-size="14pt" fo:language="fr" fo:country="FR" fo:font-weight="bold" officeooo:rsid="001067f0" officeooo:paragraph-rsid="001067f0"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language="fr" fo:country="FR" fo:font-weight="bold" officeooo:rsid="001067f0" officeooo:paragraph-rsid="001067f0" style:font-size-asian="14pt" style:font-weight-asian="bold" style:font-size-complex="14pt" style:font-weight-complex="bold"/>
    </style:style>
    <style:style style:name="P6" style:family="paragraph" style:parent-style-name="Standard">
      <style:paragraph-properties fo:line-height="150%" fo:text-align="justify" style:justify-single-word="false">
        <style:tab-stops>
          <style:tab-stop style:position="0.25in"/>
        </style:tab-stops>
      </style:paragraph-properties>
      <style:text-properties fo:font-size="14pt" fo:language="fr" fo:country="FR" fo:font-weight="bold" officeooo:rsid="001af7a4" officeooo:paragraph-rsid="001af7a4" style:font-size-asian="14pt" style:font-weight-asian="bold" style:font-size-complex="14pt" style:font-weight-complex="bold"/>
    </style:style>
    <style:style style:name="P7"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69ea4" officeooo:paragraph-rsid="00169ea4"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69ea4" officeooo:paragraph-rsid="0017fe70"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af7a4" officeooo:paragraph-rsid="001df4bd"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af7a4" officeooo:paragraph-rsid="001f4e52"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b236a" officeooo:paragraph-rsid="001c18b5"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b236a" officeooo:paragraph-rsid="001e6bdf"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bold" officeooo:rsid="001af7a4" officeooo:paragraph-rsid="001af7a4" style:font-size-asian="12pt" style:font-weight-asian="bold" style:font-size-complex="12pt" style:font-weight-complex="bold"/>
    </style:style>
    <style:style style:name="P14"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bold" officeooo:rsid="001b236a" officeooo:paragraph-rsid="001b236a"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style="italic" fo:font-weight="normal" officeooo:rsid="001c18b5" officeooo:paragraph-rsid="001c18b5"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center" style:justify-single-word="false" fo:break-before="page"/>
      <style:text-properties fo:language="fr" fo:country="FR" fo:font-weight="bold" officeooo:rsid="001067f0" officeooo:paragraph-rsid="001067f0" style:font-weight-asian="bold" style:font-weight-complex="bold"/>
    </style:style>
    <style:style style:name="P17" style:family="paragraph" style:parent-style-name="Standard">
      <style:paragraph-properties fo:text-align="justify" style:justify-single-word="false" fo:break-before="page"/>
      <style:text-properties fo:font-size="14pt" fo:language="fr" fo:country="FR" fo:font-weight="bold" officeooo:rsid="001067f0" officeooo:paragraph-rsid="001067f0" style:font-size-asian="14pt" style:font-weight-asian="bold" style:font-size-complex="14pt" style:font-weight-complex="bold"/>
    </style:style>
    <style:style style:name="P18" style:family="paragraph" style:parent-style-name="Standard" style:master-page-name="Footnote">
      <style:paragraph-properties fo:text-align="justify" style:justify-single-word="false" style:page-number="auto"/>
      <style:text-properties fo:font-size="14pt" fo:language="fr" fo:country="FR" officeooo:rsid="001067f0" officeooo:paragraph-rsid="001067f0" style:font-size-asian="14pt" style:font-size-complex="14pt"/>
    </style:style>
    <style:style style:name="P19" style:family="paragraph" style:parent-style-name="Footer">
      <style:paragraph-properties fo:text-align="end" style:justify-single-word="false"/>
    </style:style>
    <style:style style:name="P20" style:family="paragraph">
      <loext:graphic-properties draw:fill="none" draw:fill-color="#ffffff"/>
      <style:text-properties fo:font-size="12pt"/>
    </style:style>
    <style:style style:name="T1" style:family="text">
      <style:text-properties fo:font-size="12pt" style:font-size-asian="12pt" style:font-size-complex="12pt"/>
    </style:style>
    <style:style style:name="T2" style:family="text">
      <style:text-properties fo:font-size="12pt" officeooo:rsid="00166a88" style:font-size-asian="12pt" style:font-size-complex="12pt"/>
    </style:style>
    <style:style style:name="T3" style:family="text">
      <style:text-properties fo:font-size="12pt" officeooo:rsid="0017fe70" style:font-size-asian="12pt" style:font-size-complex="12pt"/>
    </style:style>
    <style:style style:name="T4" style:family="text">
      <style:text-properties officeooo:rsid="0017fe70"/>
    </style:style>
    <style:style style:name="T5" style:family="text">
      <style:text-properties style:text-position="super 58%" officeooo:rsid="0017fe70"/>
    </style:style>
    <style:style style:name="T6" style:family="text">
      <style:text-properties officeooo:rsid="00191f64"/>
    </style:style>
    <style:style style:name="T7" style:family="text">
      <style:text-properties officeooo:rsid="001b236a"/>
    </style:style>
    <style:style style:name="T8" style:family="text">
      <style:text-properties officeooo:rsid="001b26e6"/>
    </style:style>
    <style:style style:name="T9" style:family="text">
      <style:text-properties style:font-name="Liberation Serif1" officeooo:rsid="001c18b5"/>
    </style:style>
    <style:style style:name="T10" style:family="text">
      <style:text-properties style:font-name="Liberation Serif1" officeooo:rsid="001c9946"/>
    </style:style>
    <style:style style:name="T11" style:family="text">
      <style:text-properties style:font-name="Liberation Serif1" officeooo:rsid="001df4bd"/>
    </style:style>
    <style:style style:name="T12" style:family="text">
      <style:text-properties style:font-name="Liberation Serif1" officeooo:rsid="001e6bdf"/>
    </style:style>
    <style:style style:name="T13" style:family="text">
      <style:text-properties style:font-name="Liberation Serif1" officeooo:rsid="001ed417"/>
    </style:style>
    <style:style style:name="T14" style:family="text">
      <style:text-properties style:font-name="Liberation Serif1" officeooo:rsid="001f4e52"/>
    </style:style>
    <style:style style:name="T15" style:family="text">
      <style:text-properties style:font-name="Liberation Serif" officeooo:rsid="001b26e6"/>
    </style:style>
    <style:style style:name="T16" style:family="text">
      <style:text-properties style:font-name="Liberation Serif" officeooo:rsid="001c18b5"/>
    </style:style>
    <style:style style:name="T17" style:family="text">
      <style:text-properties style:font-name="Liberation Serif" officeooo:rsid="001c9946"/>
    </style:style>
    <style:style style:name="T18" style:family="text">
      <style:text-properties style:font-name="Liberation Serif" officeooo:rsid="001ed417"/>
    </style:style>
    <style:style style:name="T19" style:family="text">
      <style:text-properties style:text-position="sub 58%" style:font-name="Liberation Serif1" officeooo:rsid="001c18b5"/>
    </style:style>
    <style:style style:name="T20" style:family="text">
      <style:text-properties officeooo:rsid="001c9946"/>
    </style:style>
    <style:style style:name="T21" style:family="text">
      <style:text-properties officeooo:rsid="001e6bdf"/>
    </style:style>
    <style:style style:name="T22" style:family="text">
      <style:text-properties fo:font-size="12pt"/>
    </style:style>
    <style:style style:name="gr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text:anchor-type="paragraph" draw:z-index="0" draw:name="Shape1" draw:style-name="gr1" draw:text-style-name="P20" svg:width="1.1252in" svg:height="0.2504in" svg:x="5.6445in" svg:y="0.0256in"><draw:text-box><text:p><text:span text:style-name="T22">Master AMI2B</text:span></text:p></draw:text-box></draw:frame>Rémi MONTAG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Projet d’Apprentissage Statistique</text:p>
      <text:p text:style-name="P3"/>
      <text:p text:style-name="P3"/>
      <text:p text:style-name="P3"/>
      <text:p text:style-name="P3"/>
      <text:p text:style-name="P3"/>
      <text:p text:style-name="P3"/>
      <text:p text:style-name="P3"/>
      <text:p text:style-name="P16">Table des matières</text:p>
      <text:p text:style-name="P3"/>
      <text:p text:style-name="P2"/>
      <text:p text:style-name="P17">I Etude descriptive des données</text:p>
      <text:p text:style-name="P3"/>
      <text:p text:style-name="P1"><text:tab/><text:span text:style-name="T1">Les données étudiées décrivent </text:span><text:span text:style-name="T2">certaines caractéristiques</text:span><text:span text:style-name="T1"> </text:span><text:span text:style-name="T2">de </text:span><text:span text:style-name="T1">tumeurs </text:span><text:span text:style-name="T3">mammaires</text:span><text:span text:style-name="T1">. </text:span><text:span text:style-name="T2">Le but est ici de prédire le type de la tumeur, bénin ou malin, en fonction de certaines caractérisitques du noyau de</text:span><text:span text:style-name="T3">s </text:span><text:span text:style-name="T2">cellules tumorales : rayon, texture, </text:span><text:span text:style-name="T3">concavité</text:span><text:span text:style-name="T2">…</text:span></text:p>
      <text:p text:style-name="P7"><text:tab/>La variable réponse (Y) est donc le type de la tumeur. Il s’agit d’une variable qualitative qui possède 2 niveaux: ‘B’ pour bénin et ‘M’ pour malin. L’étude consiste donc à réaliser un <text:span text:style-name="T4">modèle de classification permettant de prédire le type de la tumeur avec la meilleur fiabilité possible.</text:span></text:p>
      <text:p text:style-name="P8"><text:tab/><text:span text:style-name="T4">Il y a 30 variables explicatives, décrivant certaines caractéristiques du noyau : le rayon, la texure, le périmètre, l’aire, la régularité du diamètre, la compaction (perimètre</text:span><text:span text:style-name="T5">2</text:span><text:span text:style-name="T4"> / (aire – 1)), la concavité (amplitude des portions concaves du contour du noyau), le nombre de portions concaves, la symétrie et la dimension fractal du bord du noyau. Pour chacun de ces critères, 3 variables sont référencées : la valeur moyenne, l’écart-type et le plus grand écart entre 2 mesures. Ces covariables peuvent prendre de nombreuses valeurs réelles : elles sont donc continues. De manière intéressante, la plupart d’entre elles sont réparties suivant une loi gaussienne ou exponentielle.</text:span></text:p>
      <text:p text:style-name="P8"><text:tab/></text:p>
      <text:p text:style-name="P8"><text:tab/><text:span text:style-name="T6">De manière attendue, certaines variables sont très correllées entre elles : par exemple les valeurs moyennes du rayon, du périmètre et de l’aire. De plus, pour chaque critère pris individuellement, il y a un forte corrélation, généralement de l’ordre de 0.9, entre la valeur moyenne et le plus grand écart entre deux mesures. La corrélation est par contre moins élevée entre valeur moyenne et écart-type. Il est donc très probable que ces variables explicatives apportent une information redondante, elle ne seront vraisemblablement pas toutes retenues dans les modèles de classification.</text:span></text:p>
      <text:p text:style-name="P8"/>
      <text:p text:style-name="P6">II <text:span text:style-name="T7">Généraion de plusieurs modèles de classification</text:span></text:p>
      <text:p text:style-name="P13"/>
      <text:p text:style-name="P14">A)</text:p>
      <text:p text:style-name="P14">B) Méthode Ridge</text:p>
      <text:p text:style-name="P11"><text:tab/>Lorsque des modèles comme la régression linéaire ou la régression logistique sont délicats à metter en œuvre, il est possible d’employer la <text:span text:style-name="T20">m éthode</text:span> Ridge. <text:span text:style-name="T8">En régression, cette méthode consiste à minimiser la somme des moindres carrés (RSS) à laquelle s’ajoute une pénalité. </text:span></text:p>
      <text:p text:style-name="P11"/>
      <text:p text:style-name="P15">formule</text:p>
      <text:p text:style-name="P11"/>
      <text:p text:style-name="P12"><text:soft-page-break/><text:span text:style-name="T8"><text:tab/>Cette pénalité biaise l’estimateur mais elle permet aussi de ne pas obtenir de valeur trop élevée pour les estimateurs des paramètres </text:span><text:span text:style-name="T9">β</text:span><text:span text:style-name="T19">j</text:span><text:span text:style-name="T15"> </text:span><text:span text:style-name="T16">et donc de limiter </text:span><text:span text:style-name="T8">l’augmentation de la variance, contrairement aux modèles cherchant à minimiser la somme des carrés résiduels. Comme l’erreur de prédiction d’un modèle se décompose en son biais et sa variance, l’erreur du prédiction d’un modèle ridge sera plus faible qu’un modèle minimisant uniquement le RSS s’il est possible de diminuer la variance tout en limitant le biais induit. Sous R, cette méthode peut aussi être utilisée dans le cas de classifications. La fonction appelée est glmnet et le jeu d’entrainement est utilisé pour générer un premier modèle à partir duquel <text:s/>le paramètre de pénalité</text:span><text:span text:style-name="T15"> </text:span><text:span text:style-name="T10">λ </text:span><text:span text:style-name="T12">va être estimé.</text:span></text:p>
      <text:p text:style-name="P9"><text:tab/><text:span text:style-name="T21">En effet, une étape importante est de trouver le paramètre de pénalité</text:span><text:span text:style-name="T15"> </text:span><text:span text:style-name="T10">λ</text:span><text:span text:style-name="T20"> optimal, qui permet de faire diminuer la variance sans induire de biais trop important. <text:s/>Afin de déterminer le meilleur </text:span><text:span text:style-name="T10">λ</text:span><text:span text:style-name="T17">, la méthode des validation croisée est utilisée </text:span><text:span text:style-name="T18">et</text:span><text:span text:style-name="T17"> la valeur de </text:span><text:span text:style-name="T15"><text:s/></text:span><text:span text:style-name="T10">λ permettant d’obtenir le modèle avec la plus faible erreur de prédiction </text:span><text:span text:style-name="T11">est </text:span><text:span text:style-name="T13">est sélectionnée</text:span><text:span text:style-name="T10">. </text:span><text:span text:style-name="T11">I</text:span><text:span text:style-name="T10">ci </text:span><text:span text:style-name="T11">le</text:span><text:span text:style-name="T10"> λ </text:span><text:span text:style-name="T11">optimal vaut </text:span><text:span text:style-name="T10">3E-04.</text:span></text:p>
      <text:p text:style-name="P10"><text:span text:style-name="T10"><text:tab/></text:span><text:span text:style-name="T11">Un modèle final est généré à partir des données d’entrâinement </text:span><text:span text:style-name="T14">et du </text:span><text:span text:style-name="T10">λ</text:span><text:span text:style-name="T11"> </text:span><text:span text:style-name="T14">optimal. L</text:span><text:span text:style-name="T11">e taux de mal classé</text:span><text:span text:style-name="T14">s</text:span><text:span text:style-name="T11"> est évalué à partir des données de test : il vaut 5.8%. Le modèle ridge </text:span><text:span text:style-name="T12">ainsi </text:span><text:span text:style-name="T11">généré permet donc de classifier les patients avec une assez bonne fiabilité. Il est conservé pour être comparé aux autres modè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Footnote" style:page-layout-name="Mpm3">
      <style:footer>
        <text:p text:style-name="MP1"><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2:13:09.624527406</meta:creation-date>
    <dc:date>2016-11-25T12:08:01.061949359</dc:date>
    <meta:editing-duration>PT8H11M7S</meta:editing-duration>
    <meta:editing-cycles>9</meta:editing-cycles>
    <meta:generator>LibreOffice/5.1.4.2$Linux_X86_64 LibreOffice_project/10m0$Build-2</meta:generator>
    <meta:document-statistic meta:table-count="0" meta:image-count="0" meta:object-count="0" meta:page-count="4" meta:paragraph-count="18" meta:word-count="593" meta:character-count="3719" meta:non-whitespace-character-count="3129"/>
  </office:meta>
</office:document-meta>
</file>